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911" officeooo:paragraph-rsid="00018911"/>
    </style:style>
    <style:style style:name="P2" style:family="paragraph" style:parent-style-name="Standard">
      <style:text-properties officeooo:rsid="00018911" officeooo:paragraph-rsid="000472c8"/>
    </style:style>
    <style:style style:name="P3" style:family="paragraph" style:parent-style-name="Standard">
      <style:text-properties officeooo:rsid="000472c8" officeooo:paragraph-rsid="000472c8"/>
    </style:style>
    <style:style style:name="P4" style:family="paragraph" style:parent-style-name="Standard">
      <style:paragraph-properties fo:break-before="page"/>
      <style:text-properties officeooo:rsid="000472c8" officeooo:paragraph-rsid="000472c8"/>
    </style:style>
    <style:style style:name="T1" style:family="text">
      <style:text-properties officeooo:rsid="00018911"/>
    </style:style>
    <style:style style:name="T2" style:family="text">
      <style:text-properties officeooo:rsid="000472c8"/>
    </style:style>
    <style:style style:name="T3" style:family="text">
      <style:text-properties officeooo:rsid="00058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ning light report for CRWLR01</text:p>
      <text:p text:style-name="P1"><text:s text:c="4"/>Cells:<text:tab/>level 0</text:p>
      <text:p text:style-name="P1"><text:s text:c="4"/>Oxygen:<text:tab/>level 2 <text:s text:c="3"/>***Warning</text:p>
      <text:p text:style-name="P1"><text:s text:c="4"/>Terrain:<text:tab/>level 3 <text:s text:c="3"/>***Danger</text:p>
      <text:p text:style-name="P1"><text:s text:c="4"/>Heat:<text:tab/>level 1 <text:s text:c="3"/>***Alert</text:p>
      <text:p text:style-name="P1"/>
      <text:p text:style-name="P1">Dials report for CRWLR01</text:p>
      <text:p text:style-name="P1"><text:s text:c="4"/>Cells:<text:tab/>reading 98% <text:s text:c="2"/></text:p>
      <text:p text:style-name="P1"><text:s text:c="4"/>Oxygen:<text:tab/>reading 99%</text:p>
      <text:p text:style-name="P1"><text:s text:c="4"/>Revs:<text:tab/>reading 80% <text:s text:c="3"/>***Danger </text:p>
      <text:p text:style-name="P1"><text:s text:c="4"/>Speed:<text:tab/>reading 0% <text:s text:c="5"/>***Alert</text:p>
      <text:p text:style-name="P1"><text:s text:c="4"/>Heat:<text:tab/>reading 53% <text:s text:c="3"/>***Warning</text:p>
      <text:p text:style-name="P1"/>
      <text:p text:style-name="P1">System module report from CRWLR01</text:p>
      <text:p text:style-name="P1"><text:s text:c="4"/>Cells:<text:tab/> <text:s text:c="6"/>health 100% <text:s text:c="4"/>ONLINE</text:p>
      <text:p text:style-name="P1"><text:s text:c="4"/>Engine:<text:tab/> <text:s text:c="6"/>health 20% <text:s text:c="6"/>ONLINE <text:s text:c="5"/>***Warning</text:p>
      <text:p text:style-name="P1"><text:s text:c="4"/>Cooler:<text:tab/> <text:s text:c="6"/>health 100% <text:s text:c="4"/>ONLINE <text:s text:c="5"/>***Alert</text:p>
      <text:p text:style-name="P1"><text:s text:c="4"/>Life-Support: <text:s text:c="4"/>health 100% <text:s text:c="4"/>ONLINE <text:s text:c="5"/>***Danger</text:p>
      <text:p text:style-name="P2"><text:s text:c="4"/>Hold:<text:tab/> <text:s text:c="6"/>health 100% <text:s text:c="4"/><text:span text:style-name="T2">FAILED <text:s text:c="6"/>***</text:span>Warning</text:p>
      <text:p text:style-name="P1"/>
      <text:p text:style-name="P3">Optional modules report for CRWLR01</text:p>
      <text:p text:style-name="P3"><text:s text:c="4"/>Location 1 <text:s text:c="5"/>Salvaged item <text:s text:c="6"/><text:span text:style-name="T3">h</text:span>ealth 100% <text:s text:c="4"/>ONLINE</text:p>
      <text:p text:style-name="P3"><text:s text:c="4"/>Location 1 <text:s text:c="5"/>Salvaged item <text:s text:c="6"/><text:span text:style-name="T3">h</text:span>ealth 25% <text:s text:c="6"/>ONLINE <text:s text:c="4"/><text:span text:style-name="T1">***Danger</text:span></text:p>
      <text:p text:style-name="P3"><text:s text:c="4"/>Location 1 <text:s text:c="5"/>Salvaged item <text:s text:c="6"/><text:span text:style-name="T3">h</text:span>ealth 67% <text:s text:c="6"/>ONLINE <text:s text:c="4"/><text:span text:style-name="T1">***</text:span>Alert</text:p>
      <text:p text:style-name="P3"><text:s text:c="4"/>Location 1 <text:s text:c="5"/>Salvaged item <text:s text:c="6"/><text:span text:style-name="T3">h</text:span>ealth 100% <text:s text:c="4"/>ONLINE</text:p>
      <text:p text:style-name="P3"/>
      <text:p text:style-name="P3">Hold report for CRWLR01</text:p>
      <text:p text:style-name="P3">Hold is at 100% health and is OK</text:p>
      <text:p text:style-name="P3"><text:s text:c="4"/>Location 1 <text:s text:c="5"/>Salvaged item <text:s text:c="6"/><text:span text:style-name="T3">h</text:span>ealth 100% <text:s text:c="4"/>OK</text:p>
      <text:p text:style-name="P3"><text:s text:c="4"/>Location 1 <text:s text:c="5"/>Salvaged item <text:s text:c="6"/><text:span text:style-name="T3">h</text:span>ealth 25% <text:s text:c="6"/>OK <text:s text:c="4"/><text:span text:style-name="T1">***Danger</text:span></text:p>
      <text:p text:style-name="P3"><text:s text:c="4"/>Location 1 <text:s text:c="5"/>Salvaged item <text:s text:c="6"/><text:span text:style-name="T3">h</text:span>ealth 67% <text:s text:c="6"/>OK <text:s text:c="4"/><text:span text:style-name="T1">***</text:span>Alert</text:p>
      <text:p text:style-name="P3"><text:s text:c="4"/>Location 1 <text:s text:c="5"/>Salvaged item <text:s text:c="6"/><text:span text:style-name="T3">h</text:span>ealth 100% <text:s text:c="4"/>OK</text:p>
      <text:p text:style-name="P3"/>
      <text:p text:style-name="P3">Personnel report for CRWLR01</text:p>
      <text:p text:style-name="P3"><text:s text:c="4"/>Location 1 <text:s text:c="5"/>Salvaged item <text:s text:c="6"/>Health 100% <text:s text:c="4"/>OK</text:p>
      <text:p text:style-name="P3"><text:s text:c="4"/>Location 1 <text:s text:c="5"/>Salvaged item <text:s text:c="6"/>Health 25% <text:s text:c="6"/>OK <text:s text:c="17"/><text:span text:style-name="T1">***Danger</text:span></text:p>
      <text:p text:style-name="P3"><text:s text:c="4"/>Location 1 <text:s text:c="5"/>Salvaged item <text:s text:c="6"/>Health 67% <text:s text:c="6"/>OK <text:s text:c="17"/><text:span text:style-name="T1">***</text:span>Alert</text:p>
      <text:p text:style-name="P3"><text:s text:c="4"/>Location 1 <text:s text:c="5"/>Salvaged item <text:s text:c="6"/>Health 0% <text:s text:c="8"/>DECEAS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09.670000000</meta:creation-date>
    <dc:date>2024-10-23T17:20:14.137000000</dc:date>
    <meta:editing-duration>PT7M44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3" meta:word-count="182" meta:character-count="1574" meta:non-whitespace-character-count="976"/>
  </office:meta>
</office:document-meta>
</file>